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>
      <style:text-properties officeooo:paragraph-rsid="002feddb"/>
    </style:style>
    <style:style style:name="P4" style:family="paragraph" style:parent-style-name="Text_20_body" style:list-style-name="L1">
      <style:text-properties fo:font-size="14pt" style:font-size-asian="14pt" style:font-size-complex="14pt"/>
    </style:style>
    <style:style style:name="P5" style:family="paragraph" style:parent-style-name="Text_20_body" style:list-style-name="L1">
      <style:text-properties fo:font-size="14pt" fo:font-weight="normal" officeooo:rsid="002feddb" officeooo:paragraph-rsid="002feddb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text-properties officeooo:rsid="0034b5ba" officeooo:paragraph-rsid="0034b5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ac1" style:font-weight-asian="bold" style:font-weight-complex="bold"/>
    </style:style>
    <style:style style:name="T3" style:family="text">
      <style:text-properties fo:font-weight="bold" officeooo:rsid="00174d6a" style:font-weight-asian="bold" style:font-weight-complex="bold"/>
    </style:style>
    <style:style style:name="T4" style:family="text">
      <style:text-properties fo:font-weight="bold" officeooo:rsid="002437a2" style:font-weight-asian="bold" style:font-weight-complex="bold"/>
    </style:style>
    <style:style style:name="T5" style:family="text">
      <style:text-properties fo:font-weight="bold" officeooo:rsid="00252fdb" style:font-weight-asian="bold" style:font-weight-complex="bold"/>
    </style:style>
    <style:style style:name="T6" style:family="text">
      <style:text-properties fo:font-weight="bold" officeooo:rsid="0026e6e1" style:font-weight-asian="bold" style:font-weight-complex="bold"/>
    </style:style>
    <style:style style:name="T7" style:family="text">
      <style:text-properties fo:font-weight="bold" officeooo:rsid="002ceefb" style:font-weight-asian="bold" style:font-weight-complex="bold"/>
    </style:style>
    <style:style style:name="T8" style:family="text">
      <style:text-properties fo:font-weight="bold" officeooo:rsid="002d253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b56a" style:font-weight-asian="normal" style:font-weight-complex="normal"/>
    </style:style>
    <style:style style:name="T11" style:family="text">
      <style:text-properties fo:font-weight="normal" officeooo:rsid="0015eac1" style:font-weight-asian="normal" style:font-weight-complex="normal"/>
    </style:style>
    <style:style style:name="T12" style:family="text">
      <style:text-properties fo:font-weight="normal" officeooo:rsid="00252fdb" style:font-weight-asian="normal" style:font-weight-complex="normal"/>
    </style:style>
    <style:style style:name="T13" style:family="text">
      <style:text-properties fo:font-weight="normal" officeooo:rsid="002ceefb" style:font-weight-asian="normal" style:font-weight-complex="normal"/>
    </style:style>
    <style:style style:name="T14" style:family="text">
      <style:text-properties officeooo:rsid="001c4e4e"/>
    </style:style>
    <style:style style:name="T15" style:family="text">
      <style:text-properties officeooo:rsid="002437a2"/>
    </style:style>
    <style:style style:name="T16" style:family="text">
      <style:text-properties officeooo:rsid="002b0e00"/>
    </style:style>
    <style:style style:name="T17" style:family="text">
      <style:text-properties officeooo:rsid="0026e6e1"/>
    </style:style>
    <style:style style:name="T18" style:family="text">
      <style:text-properties officeooo:rsid="002d047b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52fdb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feddb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339165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3427dc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34c113" style:font-size-asian="14pt" style:font-weight-asian="normal" style:font-size-complex="14pt" style:font-weight-complex="normal"/>
    </style:style>
    <style:style style:name="T25" style:family="text">
      <style:text-properties fo:font-size="14pt" fo:font-weight="bold" officeooo:rsid="002feddb" style:font-size-asian="14pt" style:font-weight-asian="bold" style:font-size-complex="14pt" style:font-weight-complex="bold"/>
    </style:style>
    <style:style style:name="T26" style:family="text">
      <style:text-properties officeooo:rsid="002baa34"/>
    </style:style>
    <style:style style:name="T27" style:family="text">
      <style:text-properties officeooo:rsid="002cd7a2"/>
    </style:style>
    <style:style style:name="T28" style:family="text">
      <style:text-properties fo:font-style="italic" fo:font-weight="normal" officeooo:rsid="002ceefb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officeooo:rsid="002ceefb" style:font-style-asian="normal" style:font-weight-asian="normal" style:font-style-complex="normal" style:font-weight-complex="normal"/>
    </style:style>
    <style:style style:name="T30" style:family="text">
      <style:text-properties officeooo:rsid="0034fd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Java <text:span text:style-name="T14">Course Track Prequel</text:span></text:h>
      <text:p text:style-name="Text_20_body"/>
      <text:list xml:id="list1160369461" text:style-name="L1">
        <text:list-item>
          <text:p text:style-name="P4"><text:span text:style-name="T15">Your application is going to allow you to manage music Tracks. <text:s/>Do your work in </text:span><text:span text:style-name="T4">Labs/</text:span><text:span text:style-name="T5">TrackStarter. <text:s/></text:span></text:p>
          <text:list>
            <text:list-item>
              <text:p text:style-name="P3"><text:span text:style-name="T21">Your application is going to handle media Tracks. <text:s/>So the first thing you need to do is create a </text:span><text:span text:style-name="T25">Track</text:span><text:span text:style-name="T21"> class</text:span><text:span text:style-name="T20">. <text:s/></text:span><text:span text:style-name="T21">Your Track class should have the following properties:</text:span></text:p>
              <text:list>
                <text:list-item>
                  <text:p text:style-name="P3"><text:span text:style-name="T21">Id – </text:span><text:span text:style-name="T22">should be unique</text:span></text:p>
                </text:list-item>
                <text:list-item>
                  <text:p text:style-name="P5">Artist</text:p>
                </text:list-item>
                <text:list-item>
                  <text:p text:style-name="P5">Album</text:p>
                </text:list-item>
                <text:list-item>
                  <text:p text:style-name="P5">Duration <text:span text:style-name="T30">(“hh:mm:ss”)</text:span></text:p>
                </text:list-item>
                <text:list-item>
                  <text:p text:style-name="P3"><text:span text:style-name="T21">Date – </text:span><text:span text:style-name="T24">if using a String, should be of the form “yyyy-mm-dd”</text:span></text:p>
                </text:list-item>
                <text:list-item>
                  <text:p text:style-name="P6"><text:span text:style-name="T23">F</text:span><text:span text:style-name="T19">ormat – can have one of the following values: CD, MP3 or OGG.</text:span></text:p>
                </text:list-item>
              </text:list>
              <text:p text:style-name="P3"><text:span text:style-name="T21">The Id should be an Int, the other properties can be Strings. <text:s/>Unless you can think of more appropriate types for them. <text:s/>Add whatever methods you feel are appropriate for such a class. </text:span><text:span text:style-name="T20"><text:s/></text:span></text:p>
            </text:list-item>
            <text:list-item>
              <text:p text:style-name="P4"><text:span text:style-name="T12">You have to write a </text:span><text:span text:style-name="T5">service</text:span><text:span text:style-name="T12"> and </text:span><text:span text:style-name="T5">dao</text:span><text:span text:style-name="T12"> for your application. </text:span><text:bookmark-start text:name="__DdeLink__742_421110914"/><text:span text:style-name="T10">The </text:span><text:span text:style-name="T4">Track</text:span><text:span text:style-name="T3">S</text:span><text:span text:style-name="T2">ervice </text:span><text:span text:style-name="T11">class </text:span><text:span text:style-name="T10"><text:s/>should allow you to </text:span></text:p>
              <text:list>
                <text:list-item>
                  <text:p text:style-name="P4">Retrieve a <text:span text:style-name="T15">Track</text:span> using a <text:span text:style-name="T15">Track </text:span>id.</text:p>
                </text:list-item>
                <text:list-item>
                  <text:p text:style-name="P4">Retrieve all <text:span text:style-name="T15">tracks</text:span>.</text:p>
                </text:list-item>
                <text:list-item>
                  <text:p text:style-name="P4">Insert a <text:span text:style-name="T15">track</text:span>.</text:p>
                </text:list-item>
                <text:list-item>
                  <text:p text:style-name="P4">Update a track.</text:p>
                </text:list-item>
                <text:list-item>
                  <text:p text:style-name="P4">Delete a track</text:p>
                </text:list-item>
              </text:list>
            </text:list-item>
            <text:list-item>
              <text:p text:style-name="P4"><text:span text:style-name="T9">Create a </text:span><text:span text:style-name="T1">TrackDAO </text:span><text:span text:style-name="T9">to be the keeper of the data. <text:s/>You will have to decide what Collection class you want to use to store your tracks.</text:span></text:p>
            </text:list-item>
            <text:list-item>
              <text:p text:style-name="P4">Write some code to test your classes. <text:s/>This can be either in the form of a main method or unit tests.<text:bookmark-end text:name="__DdeLink__742_421110914"/></text:p>
            </text:list-item>
          </text:list>
        </text:list-item>
        <text:list-item>
          <text:p text:style-name="P4"><text:soft-page-break/>Add functionality to your TrackDAO to generate sequential id numbers for Tracks when they are created.</text:p>
        </text:list-item>
        <text:list-item>
          <text:p text:style-name="P4">Make your <text:span text:style-name="T27">Track</text:span> class sortable by ‘natural order’. <text:s/>You can decide what that order should be. <text:s text:c="2"/>Write code to create and sort a list of 5 <text:span text:style-name="T27">Tracks</text:span>.</text:p>
        </text:list-item>
        <text:list-item>
          <text:p text:style-name="P4">Sort your list using some order other than the natural order. <text:s/>Use Lambda expressions.</text:p>
        </text:list-item>
        <text:list-item>
          <text:p text:style-name="P4"><text:s/>Write a method <text:span text:style-name="T17">called </text:span><text:span text:style-name="T6">findBy </text:span><text:span text:style-name="T18">that returns a list of Tracks based on search criteria </text:span>that that you specify as an argument. <text:s/>Use the appropriate <text:span text:style-name="T17">Java interface for filtering.</text:span> <text:span text:style-name="T27">Use Streams and Lambda expressions.</text:span></text:p>
        </text:list-item>
      </text:list>
      <text:p text:style-name="P1"/>
      <text:p text:style-name="P1"/>
      <text:list xml:id="list91727195453772" text:continue-numbering="true" text:style-name="L1">
        <text:list-item>
          <text:p text:style-name="P4">Springify your application. <text:s/></text:p>
          <text:list>
            <text:list-item>
              <text:p text:style-name="P4">Make your TrackService and TrackDAO into beans. <text:s/>You can use either <text:span text:style-name="T1">@Service, </text:span><text:span text:style-name="T8">@Repository, </text:span><text:span text:style-name="T1">@Autowired, </text:span><text:span text:style-name="T9">etc, or create an </text:span><text:span text:style-name="T1">@Configuration </text:span><text:span text:style-name="T9">file with </text:span><text:span text:style-name="T1">@Bean </text:span><text:span text:style-name="T9">methods.</text:span></text:p>
            </text:list-item>
            <text:list-item>
              <text:p text:style-name="P4"><text:span text:style-name="T9">Have your main class create an </text:span><text:span text:style-name="T1">AnnotationConfigApplicationContext</text:span><text:span text:style-name="T9">. <text:s/>Make sure it can find your configuration. <text:s/></text:span><text:span text:style-name="T13">(Note that there is already an application class called </text:span><text:span text:style-name="T7">PlaylistApp</text:span><text:span text:style-name="T13"> in the </text:span><text:span text:style-name="T28">app </text:span><text:span text:style-name="T29">package which has been commented out. <text:s/>You can uncomment and use that one if you want, but you will have to have all the pieces in place before it will run)</text:span></text:p>
            </text:list-item>
            <text:list-item>
              <text:p text:style-name="P4"><text:span text:style-name="T9">Get a reference to your TrackService bean from the context using </text:span><text:span text:style-name="T1">context.getBean(…)</text:span><text:span text:style-name="T9"> and invoke operations on it.</text:span></text:p>
            </text:list-item>
          </text:list>
        </text:list-item>
        <text:list-item>
          <text:p text:style-name="P4">Create a second DAO <text:span text:style-name="T26">(Homework for Extra Credit)</text:span></text:p>
          <text:list>
            <text:list-item>
              <text:p text:style-name="P4">Create a copy of your current DAO with some appropriate name. </text:p>
              <text:list>
                <text:list-item>
                  <text:p text:style-name="P4">Have the create method in your new DAO change the name of the customer in some way to mark that they come from the new DAO. <text:s/>This will useful for debugging.</text:p>
                </text:list-item>
              </text:list>
            </text:list-item>
            <text:list-item>
              <text:p text:style-name="P4">Put your two DAOs into seperate <text:span text:style-name="T16">profiles</text:span></text:p>
              <text:list>
                <text:list-item>
                  <text:p text:style-name="P4">Use the <text:span text:style-name="T1">@Profile</text:span><text:span text:style-name="T9"> annotation.</text:span></text:p>
                </text:list-item>
              </text:list>
            </text:list-item>
            <text:list-item>
              <text:p text:style-name="P4"><text:soft-page-break/>Change your application code to set an active profile to choose one or the other of your DAOs.</text:p>
              <text:list>
                <text:list-item>
                  <text:p text:style-name="P4">AnntationConfigApplicationContext context = …</text:p>
                </text:list-item>
                <text:list-item>
                  <text:p text:style-name="P4">context.getEnvironment()::setActiveProfiles(“dev”)</text:p>
                </text:list-item>
                <text:list-item>
                  <text:p text:style-name="P4">context.scan(packages if any)</text:p>
                </text:list-item>
                <text:list-item>
                  <text:p text:style-name="P4">context.register(ConfigClasses if any)</text:p>
                </text:list-item>
                <text:list-item>
                  <text:p text:style-name="P4">context.refresh()</text:p>
                </text:list-item>
              </text:list>
            </text:list-item>
            <text:list-item>
              <text:p text:style-name="P4"><text:span text:style-name="T9">In Unit tests you can set the profile by using </text:span><text:span text:style-name="T1">@ActiveProfil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1965in" fo:margin-left="0.44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437in" fo:text-indent="-0.1965in" fo:margin-left="0.6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402in" fo:text-indent="-0.1965in" fo:margin-left="0.84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374in" fo:text-indent="-0.1965in" fo:margin-left="1.03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339in" fo:text-indent="-0.1965in" fo:margin-left="1.23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4311in" fo:text-indent="-0.1965in" fo:margin-left="1.43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628in" fo:text-indent="-0.1965in" fo:margin-left="1.62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8252in" fo:text-indent="-0.1965in" fo:margin-left="1.8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0217in" fo:text-indent="-0.1965in" fo:margin-left="2.02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189in" fo:text-indent="-0.1965in" fo:margin-left="2.21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1965in" fo:margin-left="0.44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6429in" fo:text-indent="-0.1965in" fo:margin-left="0.64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0366in" fo:text-indent="-0.3937in" fo:margin-left="1.03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5291in" fo:text-indent="-0.4925in" fo:margin-left="1.52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2.1193in" fo:text-indent="-0.5902in" fo:margin-left="2.11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8283in" fo:text-indent="-0.7091in" fo:margin-left="2.82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7339in" fo:text-indent="-0.9055in" fo:margin-left="3.73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7575in" fo:text-indent="-1.0236in" fo:margin-left="4.75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8602in" fo:text-indent="-1.1028in" fo:margin-left="5.86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7.0811in" fo:text-indent="-1.2209in" fo:margin-left="7.08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26T10:06:22.578279064</meta:creation-date>
    <meta:editing-duration>P8DT20H22M26S</meta:editing-duration>
    <meta:editing-cycles>29</meta:editing-cycles>
    <meta:generator>LibreOffice/7.3.7.2$Linux_X86_64 LibreOffice_project/30$Build-2</meta:generator>
    <dc:date>2023-09-20T09:17:25.920865355</dc:date>
    <meta:document-statistic meta:table-count="0" meta:image-count="0" meta:object-count="0" meta:page-count="3" meta:paragraph-count="38" meta:word-count="527" meta:character-count="3013" meta:non-whitespace-character-count="2530"/>
  </office:meta>
</office:document-meta>
</file>